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ad63f"/>
    </style:style>
    <style:style style:name="P2" style:family="paragraph" style:parent-style-name="Preformatted_20_Text">
      <style:text-properties officeooo:rsid="001ec5e5" officeooo:paragraph-rsid="001ad63f"/>
    </style:style>
    <style:style style:name="P3" style:family="paragraph" style:parent-style-name="Preformatted_20_Text">
      <style:text-properties officeooo:rsid="001ec5e5" officeooo:paragraph-rsid="001c180b"/>
    </style:style>
    <style:style style:name="P4" style:family="paragraph" style:parent-style-name="Preformatted_20_Text">
      <style:text-properties officeooo:rsid="002280e5" officeooo:paragraph-rsid="001c180b"/>
    </style:style>
    <style:style style:name="P5" style:family="paragraph" style:parent-style-name="Preformatted_20_Text">
      <style:text-properties officeooo:paragraph-rsid="001c180b"/>
    </style:style>
    <style:style style:name="T1" style:family="text">
      <style:text-properties officeooo:rsid="00208537"/>
    </style:style>
    <style:style style:name="T2" style:family="text">
      <style:text-properties officeooo:rsid="002280e5"/>
    </style:style>
    <style:style style:name="T3" style:family="text">
      <style:text-properties officeooo:rsid="001ec5e5"/>
    </style:style>
    <style:style style:name="T4" style:family="text">
      <style:text-properties officeooo:rsid="001ef5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0000000000000000</text:p>
      <text:p text:style-name="P1"><text:span text:style-name="T3">0000000000000000</text:span></text:p>
      <text:p text:style-name="P2">0000000000000000</text:p>
      <text:p text:style-name="P1"><text:span text:style-name="T3">0000000000000000</text:span></text:p>
      <text:p text:style-name="P1">0<text:span text:style-name="T4">0</text:span>11111<text:span text:style-name="T4">1111100</text:span>00</text:p>
      <text:p text:style-name="P1">0<text:span text:style-name="T4">0</text:span>11111<text:span text:style-name="T4">1111100</text:span>00</text:p>
      <text:p text:style-name="P1">11<text:span text:style-name="T4">11</text:span>000<text:span text:style-name="T4">000</text:span>11<text:span text:style-name="T4">11</text:span>0<text:span text:style-name="T4">0</text:span></text:p>
      <text:p text:style-name="P1">11<text:span text:style-name="T4">11</text:span>000<text:span text:style-name="T4">000</text:span>11<text:span text:style-name="T4">11</text:span>0<text:span text:style-name="T4">0</text:span></text:p>
      <text:p text:style-name="P1">00000<text:span text:style-name="T4">00000</text:span>11<text:span text:style-name="T4">11</text:span>0<text:span text:style-name="T4">0</text:span></text:p>
      <text:p text:style-name="P1">00000<text:span text:style-name="T4">00000</text:span>11<text:span text:style-name="T4">11</text:span>0<text:span text:style-name="T4">0</text:span></text:p>
      <text:p text:style-name="P1">00000<text:span text:style-name="T4">00000</text:span>11<text:span text:style-name="T4">110</text:span>0</text:p>
      <text:p text:style-name="P1">00000<text:span text:style-name="T4">00000</text:span>11<text:span text:style-name="T4">110</text:span>0</text:p>
      <text:p text:style-name="P1">00<text:span text:style-name="T4">00</text:span>1<text:span text:style-name="T4">1111</text:span>111<text:span text:style-name="T4">00</text:span>00</text:p>
      <text:p text:style-name="P1">00<text:span text:style-name="T4">00</text:span>1<text:span text:style-name="T4">1111</text:span>111<text:span text:style-name="T4">00</text:span>00</text:p>
      <text:p text:style-name="P1">00000<text:span text:style-name="T4">0000011</text:span>11<text:span text:style-name="T4">0</text:span>0</text:p>
      <text:p text:style-name="P1">00000<text:span text:style-name="T4">0000011</text:span>11<text:span text:style-name="T4">0</text:span>0</text:p>
      <text:p text:style-name="P1">00000<text:span text:style-name="T4">0000011</text:span>110<text:span text:style-name="T4">0</text:span></text:p>
      <text:p text:style-name="P1">00000<text:span text:style-name="T4">0000011</text:span>110<text:span text:style-name="T4">0</text:span></text:p>
      <text:p text:style-name="P1">00000<text:span text:style-name="T4">0000011</text:span>110<text:span text:style-name="T4">0</text:span></text:p>
      <text:p text:style-name="P1">00000<text:span text:style-name="T4">0000011</text:span>110<text:span text:style-name="T4">0</text:span></text:p>
      <text:p text:style-name="P1">11<text:span text:style-name="T4">11000</text:span>00011<text:span text:style-name="T4">110</text:span>0</text:p>
      <text:p text:style-name="P1">11<text:span text:style-name="T4">11000</text:span>00011<text:span text:style-name="T4">110</text:span>0</text:p>
      <text:p text:style-name="P1">0<text:span text:style-name="T2">0</text:span>11111<text:span text:style-name="T2">11111</text:span>00<text:span text:style-name="T2">00</text:span></text:p>
      <text:p text:style-name="P1">0<text:span text:style-name="T4">0</text:span>11111<text:span text:style-name="T4">11111</text:span>00<text:span text:style-name="T4">00</text:span></text:p>
      <text:p text:style-name="P2"><text:span text:style-name="T4">0000000000000000</text:span></text:p>
      <text:p text:style-name="P1"><text:span text:style-name="T3">0000000000000000</text:span></text:p>
      <text:p text:style-name="P2"><text:span text:style-name="T4">0000000000000000</text:span></text:p>
      <text:p text:style-name="P1"><text:span text:style-name="T3">0000000000000000</text:span></text:p>
      <text:p text:style-name="P1"/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<text:span text:style-name="T1">000011</text:span>11<text:span text:style-name="T1">00</text:span>00</text:p>
      <text:p text:style-name="P1">0000<text:span text:style-name="T1">000011</text:span>11<text:span text:style-name="T1">00</text:span>00</text:p>
      <text:p text:style-name="P1">000<text:span text:style-name="T1">000111</text:span>111<text:span text:style-name="T1">00</text:span>00</text:p>
      <text:p text:style-name="P1">000<text:span text:style-name="T1">000111</text:span>111<text:span text:style-name="T1">00</text:span>00</text:p>
      <text:p text:style-name="P1">00<text:span text:style-name="T1">001111</text:span>1111<text:span text:style-name="T1">00</text:span>00</text:p>
      <text:p text:style-name="P1">00<text:span text:style-name="T1">001111</text:span>1111<text:span text:style-name="T1">00</text:span>00</text:p>
      <text:p text:style-name="P1">0<text:span text:style-name="T1">011</text:span>11<text:span text:style-name="T1">0</text:span>0<text:span text:style-name="T1">11</text:span>11<text:span text:style-name="T1">00</text:span>00</text:p>
      <text:p text:style-name="P1">0<text:span text:style-name="T1">011</text:span>11<text:span text:style-name="T1">0</text:span>0<text:span text:style-name="T1">11</text:span>11<text:span text:style-name="T1">00</text:span>00</text:p>
      <text:p text:style-name="P1">11<text:span text:style-name="T1">1100</text:span>00<text:span text:style-name="T1">11</text:span>11<text:span text:style-name="T1">00</text:span>00</text:p>
      <text:p text:style-name="P1">11<text:span text:style-name="T1">1100</text:span>00<text:span text:style-name="T1">11</text:span>11<text:span text:style-name="T1">00</text:span>00</text:p>
      <text:p text:style-name="P1">1111<text:span text:style-name="T2">0000111111</text:span>0<text:span text:style-name="T1">0</text:span></text:p>
      <text:p text:style-name="P1">1111111<text:span text:style-name="T1">1111111</text:span>0<text:span text:style-name="T1">0</text:span></text:p>
      <text:p text:style-name="P1"><text:span text:style-name="T2">11111111111111</text:span>00</text:p>
      <text:p text:style-name="P1">0000<text:span text:style-name="T1">000011</text:span>11<text:span text:style-name="T1">00</text:span>00</text:p>
      <text:p text:style-name="P1">0000<text:span text:style-name="T1">000011</text:span>11<text:span text:style-name="T1">00</text:span>00</text:p>
      <text:p text:style-name="P1">0000<text:span text:style-name="T1">000011</text:span>11<text:span text:style-name="T1">00</text:span>00</text:p>
      <text:p text:style-name="P1">0000<text:span text:style-name="T1">000011</text:span>11<text:span text:style-name="T1">00</text:span>00</text:p>
      <text:p text:style-name="P1">0000<text:span text:style-name="T1">000011</text:span>11<text:span text:style-name="T1">00</text:span>00</text:p>
      <text:p text:style-name="P1">000<text:span text:style-name="T1">0001111</text:span>1111<text:span text:style-name="T1">0</text:span>0</text:p>
      <text:p text:style-name="P1">000<text:span text:style-name="T1">0001111</text:span>1111<text:span text:style-name="T1">0</text:span>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<text:soft-page-break/>0000000000000000</text:p>
      <text:p text:style-name="P1">0000000000000000</text:p>
      <text:p text:style-name="P1"/>
      <text:p text:style-name="P3">0000000000000000</text:p>
      <text:p text:style-name="P3">0000000000000000</text:p>
      <text:p text:style-name="P3">0000000000000000</text:p>
      <text:p text:style-name="P3">0000000000000000</text:p>
      <text:p text:style-name="P5">1111111<text:span text:style-name="T2">11111110</text:span>0</text:p>
      <text:p text:style-name="P5">1111111<text:span text:style-name="T2">11111110</text:span>0</text:p>
      <text:p text:style-name="P5">11<text:span text:style-name="T2">11000000</text:span>000000</text:p>
      <text:p text:style-name="P5">11<text:span text:style-name="T2">11000000</text:span>000000</text:p>
      <text:p text:style-name="P5">11<text:span text:style-name="T2">11000000</text:span>000000</text:p>
      <text:p text:style-name="P5">11<text:span text:style-name="T2">11000000</text:span>000000</text:p>
      <text:p text:style-name="P5">11<text:span text:style-name="T2">11000000</text:span>000000</text:p>
      <text:p text:style-name="P5">11<text:span text:style-name="T2">11000000</text:span>000000</text:p>
      <text:p text:style-name="P5">111111<text:span text:style-name="T2">11111100</text:span>00</text:p>
      <text:p text:style-name="P5">111111<text:span text:style-name="T2">11111100</text:span>00</text:p>
      <text:p text:style-name="P5">00000<text:span text:style-name="T2">0000011</text:span>11<text:span text:style-name="T2">0</text:span>0</text:p>
      <text:p text:style-name="P5">00000<text:span text:style-name="T2">0000011</text:span>11<text:span text:style-name="T2">0</text:span>0</text:p>
      <text:p text:style-name="P5">00000<text:span text:style-name="T2">0000011</text:span>11<text:span text:style-name="T2">0</text:span>0</text:p>
      <text:p text:style-name="P5">00000<text:span text:style-name="T2">0000011</text:span>11<text:span text:style-name="T2">0</text:span>0</text:p>
      <text:p text:style-name="P5">00000<text:span text:style-name="T2">0000011</text:span>11<text:span text:style-name="T2">0</text:span>0</text:p>
      <text:p text:style-name="P5">00000<text:span text:style-name="T2">0000011</text:span>11<text:span text:style-name="T2">0</text:span>0</text:p>
      <text:p text:style-name="P5">11<text:span text:style-name="T2">11</text:span>000<text:span text:style-name="T2">00011</text:span>11<text:span text:style-name="T2">0</text:span>0</text:p>
      <text:p text:style-name="P4">1111000000111100</text:p>
      <text:p text:style-name="P5">0<text:span text:style-name="T2">011111</text:span>1111100<text:span text:style-name="T2">00</text:span></text:p>
      <text:p text:style-name="P5">0<text:span text:style-name="T2">011111</text:span>1111100<text:span text:style-name="T2">00</text:span></text:p>
      <text:p text:style-name="P3"><text:span text:style-name="T2">0000000000000000</text:span></text:p>
      <text:p text:style-name="P3"><text:span text:style-name="T2">0000000000000000</text:span></text:p>
      <text:p text:style-name="P3"><text:span text:style-name="T2">0000000000000000</text:span></text:p>
      <text:p text:style-name="P3"><text:span text:style-name="T2">0000000000000000</text:span></text:p>
      <text:p text:style-name="P3"><text:span text:style-name="T2">0000000000000000</text:span></text:p>
      <text:p text:style-name="P3"><text:span text:style-name="T2">0000000000000000</text:span></text:p>
      <text:p text:style-name="P3"><text:span text:style-name="T2">0000000000000000</text:span></text:p>
      <text:p text:style-name="P3"><text:span text:style-name="T2">0000000000000000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burt Geng</meta:initial-creator>
    <meta:creation-date>2016-03-30T14:54:01.441190140</meta:creation-date>
    <meta:generator>LibreOffice/4.3.7.2$Linux_X86_64 LibreOffice_project/430$Build-2</meta:generator>
    <dc:date>2016-03-30T15:06:09.494161133</dc:date>
    <dc:creator>Wilburt Geng</dc:creator>
    <meta:editing-duration>PT12M7S</meta:editing-duration>
    <meta:editing-cycles>2</meta:editing-cycles>
    <meta:document-statistic meta:table-count="0" meta:image-count="0" meta:object-count="0" meta:page-count="2" meta:paragraph-count="92" meta:word-count="92" meta:character-count="1472" meta:non-whitespace-character-count="1472"/>
  </office:meta>
</office:document-meta>
</file>